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cfe7f5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6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025cm" svg:stroke-color="#000000" draw:marker-start-width="0.237cm" draw:marker-end-width="0.237cm" draw:fill="solid" draw:fill-color="#ff8080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25cm" svg:stroke-color="#000000" draw:marker-start-width="0.237cm" draw:marker-end-width="0.237cm" draw:fill="solid" draw:fill-color="#ffd320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35cm" draw:stroke-linejoin="miter" draw:fill="solid" draw:fill-color="#ffffff"/>
    </style:style>
    <style:style style:name="gr12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63cm" svg:height="1.389cm" svg:x="2.469cm" svg:y="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96cm" svg:height="1.964cm" svg:x="1.27cm" svg:y="0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112cm" svg:height="0.125cm" svg:x="1.575cm" svg:y="1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113cm" svg:height="0.125cm" svg:x="1.386cm" svg:y="1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114cm" svg:height="0.126cm" svg:x="1.777cm" svg:y="2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113cm" svg:height="0.124cm" svg:x="1.569cm" svg:y="2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113cm" svg:height="0.124cm" svg:x="3.033cm" svg:y="1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113cm" svg:height="0.125cm" svg:x="2.825cm" svg:y="2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113cm" svg:height="0.125cm" svg:x="2.677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687cm" svg:y1="1.244cm" svg:x2="2.677cm" svg:y2="1.478cm" draw:start-shape="id1" draw:start-glue-point="10" draw:end-shape="id2" draw:end-glue-point="6" svg:d="m1687 1244 990 234" svg:viewBox="0 0 991 235">
          <text:p/>
        </draw:connector>
        <draw:connector draw:style-name="gr4" draw:text-style-name="P1" draw:layer="layout" draw:type="line" svg:x1="1.875cm" svg:y1="2.679cm" svg:x2="2.841cm" svg:y2="2.343cm" draw:start-shape="id3" draw:start-glue-point="11" draw:end-shape="id4" draw:end-glue-point="7" svg:d="m1875 2679 966-336" svg:viewBox="0 0 967 337">
          <text:p/>
        </draw:connector>
        <draw:connector draw:style-name="gr4" draw:text-style-name="P1" draw:layer="layout" draw:type="line" svg:x1="3.033cm" svg:y1="1.838cm" svg:x2="1.499cm" svg:y2="1.828cm" draw:start-shape="id5" draw:start-glue-point="6" draw:end-shape="id6" draw:end-glue-point="10" svg:d="m3033 1838-1534-10" svg:viewBox="0 0 1535 11">
          <text:p/>
        </draw:connector>
        <draw:connector draw:style-name="gr4" draw:text-style-name="P1" draw:layer="layout" draw:type="line" svg:x1="2.922cm" svg:y1="2.254cm" svg:x2="3.09cm" svg:y2="1.9cm" draw:start-shape="id4" draw:start-glue-point="11" draw:end-shape="id5" draw:end-glue-point="8" svg:d="m2922 2254 168-354" svg:viewBox="0 0 169 355">
          <text:p/>
        </draw:connector>
        <draw:connector draw:style-name="gr4" draw:text-style-name="P1" draw:layer="layout" draw:type="line" svg:x1="1.666cm" svg:y1="2.345cm" svg:x2="1.793cm" svg:y2="2.679cm" draw:start-shape="id7" draw:start-glue-point="9" draw:end-shape="id3" draw:end-glue-point="5" svg:d="m1666 2345 127 334" svg:viewBox="0 0 128 335">
          <text:p/>
        </draw:connector>
        <draw:connector draw:style-name="gr4" draw:text-style-name="P1" draw:layer="layout" draw:type="line" svg:x1="1.631cm" svg:y1="1.306cm" svg:x2="1.443cm" svg:y2="1.765cm" draw:start-shape="id1" draw:start-glue-point="8" draw:end-shape="id6" draw:end-glue-point="4" svg:d="m1631 1306-188 459" svg:viewBox="0 0 189 460">
          <text:p/>
        </draw:connector>
        <draw:custom-shape draw:style-name="gr5" draw:text-style-name="P1" draw:layer="layout" svg:width="0.043cm" svg:height="0.336cm" svg:x="1.603cm" svg:y="0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043cm" svg:height="0.335cm" svg:x="2.72cm" svg:y="1.0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041cm" svg:height="0.338cm" svg:x="3.066cm" svg:y="1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043cm" svg:height="0.192cm" svg:x="1.819cm" svg:y="2.4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044cm" svg:height="0.334cm" svg:x="1.42cm" svg:y="1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038cm" svg:height="0.256cm" svg:x="1.608cm" svg:y="2.3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037cm" svg:height="0.256cm" svg:x="2.87cm" svg:y="2.36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666cm" svg:y1="2.257cm" svg:x2="2.693cm" svg:y2="1.522cm" draw:start-shape="id7" draw:start-glue-point="11" draw:end-shape="id2" draw:end-glue-point="7" svg:d="m1666 2257 1027-735" svg:viewBox="0 0 1028 736">
          <text:p/>
        </draw:connector>
        <draw:connector draw:style-name="gr4" draw:text-style-name="P1" draw:layer="layout" draw:type="line" svg:x1="2.774cm" svg:y1="1.522cm" svg:x2="3.049cm" svg:y2="1.794cm" draw:start-shape="id2" draw:start-glue-point="9" draw:end-shape="id5" draw:end-glue-point="5" svg:d="m2774 1522 275 272" svg:viewBox="0 0 276 273">
          <text:p/>
        </draw:connector>
        <draw:custom-shape draw:style-name="gr7" draw:text-style-name="P1" draw:layer="layout" svg:width="0.806cm" svg:height="1.375cm" svg:x="5.525cm" svg:y="1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947cm" svg:height="1.944cm" svg:x="4.257cm" svg:y="1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118cm" svg:height="0.125cm" svg:x="4.58cm" svg:y="1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119cm" svg:height="0.123cm" svg:x="4.381cm" svg:y="1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12cm" svg:height="0.125cm" svg:x="4.793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122cm" svg:height="0.124cm" svg:x="4.571cm" svg:y="2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12cm" svg:height="0.123cm" svg:x="6.12cm" svg:y="1.7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12cm" svg:height="0.125cm" svg:x="5.901cm" svg:y="2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119cm" svg:height="0.125cm" svg:x="5.744cm" svg:y="1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698cm" svg:y1="1.261cm" svg:x2="5.744cm" svg:y2="1.492cm" draw:start-shape="id8" draw:start-glue-point="10" draw:end-shape="id9" draw:end-glue-point="6" svg:d="m4698 1261 1046 231" svg:viewBox="0 0 1047 232">
          <text:p/>
        </draw:connector>
        <draw:connector draw:style-name="gr4" draw:text-style-name="P1" draw:layer="layout" draw:type="line" svg:x1="4.896cm" svg:y1="2.682cm" svg:x2="5.918cm" svg:y2="2.349cm" draw:start-shape="id10" draw:start-glue-point="11" draw:end-shape="id11" draw:end-glue-point="7" svg:d="m4896 2682 1022-333" svg:viewBox="0 0 1023 334">
          <text:p/>
        </draw:connector>
        <draw:connector draw:style-name="gr4" draw:text-style-name="P1" draw:layer="layout" draw:type="line" svg:x1="6.12cm" svg:y1="1.85cm" svg:x2="4.5cm" svg:y2="1.839cm" draw:start-shape="id12" draw:start-glue-point="6" draw:end-shape="id13" draw:end-glue-point="10" svg:d="m6120 1850-1620-11" svg:viewBox="0 0 1621 12">
          <text:p/>
        </draw:connector>
        <draw:connector draw:style-name="gr4" draw:text-style-name="P1" draw:layer="layout" draw:type="line" svg:x1="4.675cm" svg:y1="2.351cm" svg:x2="4.81cm" svg:y2="2.682cm" draw:start-shape="id14" draw:start-glue-point="9" draw:end-shape="id10" draw:end-glue-point="5" svg:d="m4675 2351 135 331" svg:viewBox="0 0 136 332">
          <text:p/>
        </draw:connector>
        <draw:connector draw:style-name="gr4" draw:text-style-name="P1" draw:layer="layout" draw:type="line" svg:x1="4.639cm" svg:y1="1.323cm" svg:x2="4.441cm" svg:y2="1.777cm" draw:start-shape="id8" draw:start-glue-point="8" draw:end-shape="id13" draw:end-glue-point="4" svg:d="m4639 1323-198 454" svg:viewBox="0 0 199 455">
          <text:p/>
        </draw:connector>
        <draw:connector draw:style-name="gr4" draw:text-style-name="P1" draw:layer="layout" draw:type="line" svg:x1="4.675cm" svg:y1="2.263cm" svg:x2="5.761cm" svg:y2="1.536cm" draw:start-shape="id14" draw:start-glue-point="11" draw:end-shape="id9" draw:end-glue-point="7" svg:d="m4675 2263 1086-727" svg:viewBox="0 0 1087 728">
          <text:p/>
        </draw:connector>
        <draw:connector draw:style-name="gr4" draw:text-style-name="P1" draw:layer="layout" draw:type="line" svg:x1="5.846cm" svg:y1="1.536cm" svg:x2="6.137cm" svg:y2="1.806cm" draw:start-shape="id9" draw:start-glue-point="9" draw:end-shape="id12" draw:end-glue-point="5" svg:d="m5846 1536 291 270" svg:viewBox="0 0 292 271">
          <text:p/>
        </draw:connector>
        <draw:custom-shape draw:style-name="gr5" draw:text-style-name="P1" draw:layer="layout" svg:width="0.046cm" svg:height="0.191cm" svg:x="5.937cm" svg:y="2.0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78cm" svg:height="0.349cm" svg:x="3.507cm" svg:y="1.687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902.46305418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857cm" svg:height="1.389cm" svg:x="8.603cm" svg:y="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05cm" svg:height="1.964cm" svg:x="7.257cm" svg:y="0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127cm" svg:height="0.125cm" svg:x="7.599cm" svg:y="1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126cm" svg:height="0.125cm" svg:x="7.388cm" svg:y="1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127cm" svg:height="0.126cm" svg:x="7.827cm" svg:y="2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0.127cm" svg:height="0.124cm" svg:x="7.592cm" svg:y="2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0.128cm" svg:height="0.124cm" svg:x="9.236cm" svg:y="1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0.127cm" svg:height="0.125cm" svg:x="9.003cm" svg:y="2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0.127cm" svg:height="0.124cm" svg:x="8.836cm" svg:y="1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726cm" svg:y1="1.244cm" svg:x2="8.836cm" svg:y2="1.478cm" draw:start-shape="id15" draw:start-glue-point="10" draw:end-shape="id16" draw:end-glue-point="6" svg:d="m7726 1244 1110 234" svg:viewBox="0 0 1111 235">
          <text:p/>
        </draw:connector>
        <draw:connector draw:style-name="gr4" draw:text-style-name="P1" draw:layer="layout" draw:type="line" svg:x1="7.936cm" svg:y1="2.679cm" svg:x2="9.021cm" svg:y2="2.343cm" draw:start-shape="id17" draw:start-glue-point="11" draw:end-shape="id18" draw:end-glue-point="7" svg:d="m7936 2679 1085-336" svg:viewBox="0 0 1086 337">
          <text:p/>
        </draw:connector>
        <draw:connector draw:style-name="gr4" draw:text-style-name="P1" draw:layer="layout" draw:type="line" svg:x1="9.236cm" svg:y1="1.838cm" svg:x2="7.514cm" svg:y2="1.828cm" draw:start-shape="id19" draw:start-glue-point="6" draw:end-shape="id20" draw:end-glue-point="10" svg:d="m9236 1838-1722-10" svg:viewBox="0 0 1723 11">
          <text:p/>
        </draw:connector>
        <draw:connector draw:style-name="gr4" draw:text-style-name="P1" draw:layer="layout" draw:type="line" svg:x1="9.112cm" svg:y1="2.254cm" svg:x2="9.3cm" svg:y2="1.9cm" draw:start-shape="id18" draw:start-glue-point="11" draw:end-shape="id19" draw:end-glue-point="8" svg:d="m9112 2254 188-354" svg:viewBox="0 0 189 355">
          <text:p/>
        </draw:connector>
        <draw:connector draw:style-name="gr4" draw:text-style-name="P1" draw:layer="layout" draw:type="line" svg:x1="7.701cm" svg:y1="2.345cm" svg:x2="7.845cm" svg:y2="2.679cm" draw:start-shape="id21" draw:start-glue-point="9" draw:end-shape="id17" draw:end-glue-point="5" svg:d="m7701 2345 144 334" svg:viewBox="0 0 145 335">
          <text:p/>
        </draw:connector>
        <draw:connector draw:style-name="gr4" draw:text-style-name="P1" draw:layer="layout" draw:type="line" svg:x1="7.663cm" svg:y1="1.306cm" svg:x2="7.451cm" svg:y2="1.765cm" draw:start-shape="id15" draw:start-glue-point="8" draw:end-shape="id20" draw:end-glue-point="4" svg:d="m7663 1306-212 459" svg:viewBox="0 0 213 460">
          <text:p/>
        </draw:connector>
        <draw:custom-shape draw:style-name="gr5" draw:text-style-name="P1" draw:layer="layout" svg:width="0.048cm" svg:height="0.336cm" svg:x="7.631cm" svg:y="0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054cm" svg:height="0.508cm" svg:x="8.885cm" svg:y="0.9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049cm" svg:height="0.191cm" svg:x="7.873cm" svg:y="2.4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049cm" svg:height="0.334cm" svg:x="7.426cm" svg:y="1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042cm" svg:height="0.255cm" svg:x="7.637cm" svg:y="2.36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701cm" svg:y1="2.257cm" svg:x2="8.854cm" svg:y2="1.522cm" draw:start-shape="id21" draw:start-glue-point="11" draw:end-shape="id16" draw:end-glue-point="7" svg:d="m7701 2257 1153-735" svg:viewBox="0 0 1154 736">
          <text:p/>
        </draw:connector>
        <draw:connector draw:style-name="gr4" draw:text-style-name="P1" draw:layer="layout" draw:type="line" svg:x1="8.945cm" svg:y1="1.522cm" svg:x2="9.254cm" svg:y2="1.794cm" draw:start-shape="id16" draw:start-glue-point="9" draw:end-shape="id19" draw:end-glue-point="5" svg:d="m8945 1522 309 272" svg:viewBox="0 0 310 273">
          <text:p/>
        </draw:connector>
        <draw:custom-shape draw:style-name="gr5" draw:text-style-name="P1" draw:layer="layout" svg:width="0.044cm" svg:height="0.189cm" svg:x="5.788cm" svg:y="1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049cm" svg:height="0.133cm" svg:x="9.272cm" svg:y="1.6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058cm" svg:height="0.128cm" svg:x="9.038cm" svg:y="2.3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1cm" svg:height="0.06cm" svg:x="6.595cm" svg:y="1.8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51cm" svg:height="0.06cm" svg:x="6.594cm" svg:y="1.9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041cm" svg:height="0.254cm" svg:x="6.17cm" svg:y="1.91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004cm" svg:y1="2.26cm" svg:x2="6.18cm" svg:y2="1.911cm" draw:start-shape="id11" draw:start-glue-point="11" draw:end-shape="id12" draw:end-glue-point="8" svg:d="m6004 2260 176-349" svg:viewBox="0 0 177 350">
          <text:p/>
        </draw:connector>
        <draw:g>
          <svg:title>TexMaths</svg:title>
          <svg:desc>16§display§\phi: \phi(\mathcal{S}) = \textbf{0}</svg:desc>
          <draw:polygon draw:style-name="gr11" draw:layer="layout" svg:width="2.035cm" svg:height="0.398cm" svg:x="4.314cm" svg:y="0.508cm" svg:viewBox="0 0 2036 399" draw:points="1017,399 0,399 0,0 2036,0 2036,399">
            <text:p/>
          </draw:polygon>
          <draw:path draw:style-name="gr12" draw:layer="layout" svg:width="0.197cm" svg:height="0.358cm" svg:x="4.332cm" svg:y="0.531cm" svg:viewBox="0 0 198 359" svg:d="m146 9 1-4c0-2 0-5-4-5-3 0-4 1-5 8l-22 92c-60 2-116 56-116 110 0 38 27 69 72 72-2 12-5 25-9 37-4 20-7 34-7 35 0 5 2 5 4 5s2 0 3-1 4-12 5-17l15-59c60-3 115-56 115-109 0-32-20-68-72-73zm-72 264c-22-1-49-15-49-55 0-48 32-103 88-109zm50-164c27 1 49 21 49 55 0 47-32 104-89 109z">
            <text:p/>
          </draw:path>
          <draw:path draw:style-name="gr12" draw:layer="layout" svg:width="0.039cm" svg:height="0.171cm" svg:x="4.676cm" svg:y="0.635cm" svg:viewBox="0 0 40 172" svg:d="m40 22c0-13-9-22-20-22-11 0-20 9-20 22 0 11 9 20 20 20 11 0 20-9 20-20zm0 129c0-11-9-21-20-21-11 0-20 10-20 21s9 21 20 21c11 0 20-10 20-21z">
            <text:p/>
          </draw:path>
          <draw:path draw:style-name="gr12" draw:layer="layout" svg:width="0.197cm" svg:height="0.358cm" svg:x="4.873cm" svg:y="0.531cm" svg:viewBox="0 0 198 359" svg:d="m146 9 1-4c0-2 0-5-4-5-3 0-4 1-5 8l-22 92c-60 2-116 56-116 110 0 38 27 69 72 72-2 12-5 25-9 37-4 20-7 34-7 35 0 5 2 5 4 5s2 0 3-1 4-12 5-17l15-59c60-3 115-56 115-109 0-32-20-68-72-73zm-72 264c-22-1-49-15-49-55 0-48 32-103 88-109zm50-164c27 1 49 21 49 55 0 47-32 104-89 109z">
            <text:p/>
          </draw:path>
          <draw:path draw:style-name="gr12" draw:layer="layout" svg:width="0.087cm" svg:height="0.398cm" svg:x="5.116cm" svg:y="0.508cm" svg:viewBox="0 0 88 399" svg:d="m88 395c0-1 0-2-6-9-48-50-61-125-61-186 0-69 16-140 62-190 5-4 5-4 5-5 0-4-2-5-4-5-3 0-38 27-60 78-20 44-24 88-24 122 0 31 4 79 25 124 22 50 56 75 59 75 2 0 4-1 4-4z">
            <text:p/>
          </draw:path>
          <draw:path draw:style-name="gr12" draw:layer="layout" svg:width="0.234cm" svg:height="0.29cm" svg:x="5.233cm" svg:y="0.526cm" svg:viewBox="0 0 235 291" svg:d="m37 194c4-2 18-11 18-17 0-2-2-2-6-2-12 0-49 17-49 57 0 29 30 59 76 59 63 0 134-46 134-100 0-38-38-57-69-71-26-12-43-29-43-52 0-8 3-24 15-34 11-11 32-12 37-12 5 0 21 1 37 8 6 4 16 9 16 26 0 5 0 8-1 11 0 1-1 3-1 5 0 2 2 2 4 2 5 0 14-4 22-10 4-5 8-9 8-25 0-20-9-25-19-30-18-9-35-9-41-9-49 0-109 40-109 85 0 34 32 50 50 58 27 13 61 32 61 65 0 27-18 60-75 60-39 0-70-26-70-53 0-7 2-15 5-21z">
            <text:p/>
          </draw:path>
          <draw:path draw:style-name="gr12" draw:layer="layout" svg:width="0.087cm" svg:height="0.398cm" svg:x="5.504cm" svg:y="0.508cm" svg:viewBox="0 0 88 399" svg:d="m88 200c0-32-4-80-26-125-22-49-54-75-58-75s-4 1-4 5c0 1 0 1 8 9 36 38 58 102 58 186 0 68-14 139-61 189-5 4-5 5-5 6 0 3 1 4 4 4s38-26 59-78c20-44 25-88 25-121z">
            <text:p/>
          </draw:path>
          <draw:path draw:style-name="gr12" draw:layer="layout" svg:width="0.25cm" svg:height="0.092cm" svg:x="5.756cm" svg:y="0.661cm" svg:viewBox="0 0 251 93" svg:d="m239 16c5 0 12 0 12-8s-7-8-12-8h-226c-5 0-13 0-13 8s8 8 13 8zm0 77c5 0 12 0 12-8s-7-8-12-8h-226c-5 0-13 0-13 8s8 8 13 8z">
            <text:p/>
          </draw:path>
          <draw:path draw:style-name="gr12" draw:layer="layout" svg:width="0.182cm" svg:height="0.265cm" svg:x="6.15cm" svg:y="0.545cm" svg:viewBox="0 0 183 266" svg:d="m183 134c0-39 0-134-92-134s-91 95-91 134c0 40 0 132 91 132 91 0 92-92 92-132zm-92 117c-14 0-34-8-39-37-4-21-4-63-4-84 0-29 0-55 4-77 4-35 31-38 39-38 14 0 29 7 37 25 6 15 6 57 6 90 0 22 0 59-2 79-5 36-29 42-41 42z">
            <text:p/>
          </draw:path>
        </draw:g>
        <draw:g>
          <svg:title>TexMaths</svg:title>
          <svg:desc>16§display§\textbf{f} \in PW_\omega(G)</svg:desc>
          <draw:polygon draw:style-name="gr11" draw:layer="layout" svg:width="2.082cm" svg:height="0.398cm" svg:x="1.219cm" svg:y="0.508cm" svg:viewBox="0 0 2083 399" draw:points="1041,399 0,399 0,0 2083,0 2083,399">
            <text:p/>
          </draw:polygon>
          <draw:path draw:style-name="gr12" draw:layer="layout" svg:width="0.15cm" svg:height="0.278cm" svg:x="1.235cm" svg:y="0.528cm" svg:viewBox="0 0 151 279" svg:d="m28 102h-28v18h28v141h-26v18c13 0 31-1 48-1 15 0 39 0 53 1v-18h-33v-141h44v-18h-46v-41c0-43 29-46 39-46 1 0 3 0 6 0-6 4-8 12-8 20 0 17 13 24 22 24 12 0 24-8 24-24 0-17-14-35-43-35-38 0-80 17-80 61z">
            <text:p/>
          </draw:path>
          <draw:path draw:style-name="gr12" draw:layer="layout" svg:width="0.191cm" svg:height="0.231cm" svg:x="1.491cm" svg:y="0.592cm" svg:viewBox="0 0 192 232" svg:d="m177 124c7 0 15 0 15-8s-8-8-15-8h-162c6-53 49-92 104-92h58c7 0 15 0 15-8s-8-8-15-8h-59c-66 0-118 52-118 116s52 116 118 116h59c7 0 15 0 15-8s-8-8-15-8h-58c-55 0-98-39-104-92z">
            <text:p/>
          </draw:path>
          <draw:path draw:style-name="gr12" draw:layer="layout" svg:width="0.272cm" svg:height="0.272cm" svg:x="1.836cm" svg:y="0.535cm" svg:viewBox="0 0 273 273" svg:d="m100 147h66c54 0 107-42 107-87 0-30-25-60-75-60h-124c-8 0-12 0-12 8 0 4 3 4 11 4 5 0 12 0 17 2 6 0 8 1 8 5 0 3 0 4-1 8l-51 215c-5 15-5 18-35 18-7 0-11 0-11 8 0 5 4 5 5 5 11 0 39-1 49-1 8 0 17 0 24 0 9 0 18 1 25 1 4 0 8 0 8-8 0-5-3-5-11-5-14 0-24 0-24-7 0-2 0-4 1-6zm28-120c4-13 5-15 21-15h36c33 0 52 11 52 39 0 15-7 50-21 64-20 18-43 21-60 21h-54z">
            <text:p/>
          </draw:path>
          <draw:path draw:style-name="gr12" draw:layer="layout" svg:width="0.379cm" svg:height="0.281cm" svg:x="2.141cm" svg:y="0.535cm" svg:viewBox="0 0 380 282" svg:d="m330 47c10-19 18-32 42-35 4 0 8 0 8-7 0-3-1-5-4-5-10 0-20 1-30 1-13 0-27-1-40-1-2 0-8 0-8 8 0 4 5 4 7 4 9 0 22 4 22 16 0 4-1 7-5 13l-103 188-14-198c0-8-1-19 27-19 6 0 10 0 10-7 0-5-5-5-6-5-15 0-31 1-47 1-8 0-31-1-40-1-2 0-7 0-7 8 0 4 4 4 9 4 17 0 20 3 20 11l3 30-97 176-15-202c0-5 0-15 29-15 5 0 8 0 8-7 0-5-4-5-5-5-16 0-31 1-47 1-13 0-27-1-40-1-2 0-7 0-7 8 0 4 3 4 10 4 18 0 19 4 19 15l18 245c1 6 1 10 6 10 5 0 6-3 9-9l113-204 14 203c0 7 2 10 6 10 5 0 8-5 10-8z">
            <text:p/>
          </draw:path>
          <draw:path draw:style-name="gr12" draw:layer="layout" svg:width="0.173cm" svg:height="0.125cm" svg:x="2.491cm" svg:y="0.744cm" svg:viewBox="0 0 174 126" svg:d="m174 19c0-8-4-19-15-19-7 0-13 8-13 16 0 9 14 10 14 29 0 19-17 58-47 58-13 0-24-9-27-21 3-6 10-25 10-32 0-5-2-9-8-9-13 0-14 31-14 40-8 10-21 22-38 22-15 0-25-13-25-31 0-33 27-61 27-64s-3-7-5-7c-4 0-5 1-7 4-3 4-6 11-10 15-9 17-16 41-16 62 0 23 9 44 34 44 17 0 32-12 42-27 6 17 18 27 34 27 48 0 64-83 64-107z">
            <text:p/>
          </draw:path>
          <draw:path draw:style-name="gr12" draw:layer="layout" svg:width="0.088cm" svg:height="0.398cm" svg:x="2.741cm" svg:y="0.508cm" svg:viewBox="0 0 89 399" svg:d="m89 395c0-1 0-2-6-9-48-50-61-125-61-186 0-69 15-140 62-190 5-4 5-4 5-5 0-4-2-5-4-5-3 0-38 27-61 78-20 44-24 88-24 122 0 31 4 79 25 124 23 50 57 75 60 75 2 0 4-1 4-4z">
            <text:p/>
          </draw:path>
          <draw:path draw:style-name="gr12" draw:layer="layout" svg:width="0.271cm" svg:height="0.29cm" svg:x="2.871cm" svg:y="0.526cm" svg:viewBox="0 0 272 291" svg:d="m272 5c0-3-1-5-4-5-1 0-2 0-7 5l-26 30c-3-5-22-35-64-35-85 0-171 89-171 181 0 63 42 110 105 110 16 0 33-5 47-10 19-8 27-16 33-24 4 9 14 24 18 24 2 0 3-2 3-2 0-1 4-15 6-23l7-31c2-7 4-14 5-21 5-18 5-19 26-19 3 0 7-1 7-8 0-3-2-4-5-4-9 0-32 1-41 1-12 0-41-1-53-1-3 0-8 0-8 8 0 4 4 4 11 4 1 0 12 0 21 0 10 1 12 4 12 8 0 4-5 22-9 36-10 45-60 49-73 49-37 0-77-22-77-84 0-12 3-78 43-130 21-28 58-52 96-52 39 0 62 31 62 78 0 16-1 16-1 20 0 4 5 4 6 4 5 0 5-2 6-8z">
            <text:p/>
          </draw:path>
          <draw:path draw:style-name="gr12" draw:layer="layout" svg:width="0.088cm" svg:height="0.398cm" svg:x="3.175cm" svg:y="0.508cm" svg:viewBox="0 0 89 399" svg:d="m89 200c0-32-4-80-26-125-23-49-55-75-59-75s-4 1-4 5c0 1 0 1 8 9 37 38 58 102 58 186 0 68-14 139-61 189-5 4-5 5-5 6 0 3 1 4 4 4s38-26 60-78c20-44 25-88 25-121z">
            <text:p/>
          </draw:path>
        </draw:g>
        <draw:g>
          <svg:title>TexMaths</svg:title>
          <svg:desc>16§display§\textbf{g}: \textbf{g}(\mathcal{S}) = \textbf{f}(\mathcal{S})</svg:desc>
          <draw:polygon draw:style-name="gr11" draw:layer="layout" svg:width="2.123cm" svg:height="0.382cm" svg:x="7.274cm" svg:y="0.508cm" svg:viewBox="0 0 2124 383" draw:points="1062,383 0,383 0,0 2124,0 2124,383">
            <text:p/>
          </draw:polygon>
          <draw:path draw:style-name="gr12" draw:layer="layout" svg:width="0.169cm" svg:height="0.251cm" svg:x="7.284cm" svg:y="0.622cm" svg:viewBox="0 0 170 252" svg:d="m72 102c-29 0-29-26-29-43s0-44 29-44 28 26 28 44 0 43-28 43zm-40 4c16 9 32 10 40 10 46 0 64-31 64-57 0-19-7-31-13-37 10-7 17-7 20-8-1 2-1 6-1 8 0 10 6 16 14 16s14-6 14-16c0-9-6-22-20-22-6 0-21 1-35 14-6-4-20-12-43-12-46 0-65 30-65 57 0 15 7 32 18 40-9 13-11 27-11 34 0 6 1 24 14 37-4 1-28 9-28 33 0 20 17 49 83 49 57 0 81-23 81-50 0-11-2-35-24-48-18-11-37-11-68-11-9 0-23 0-25-1-14-2-18-16-18-24 0-3 1-10 3-12zm20 73h38c10 0 47 0 47 24 0 14-13 35-54 35-40 0-55-17-55-35 0-24 20-24 24-24z">
            <text:p/>
          </draw:path>
          <draw:path draw:style-name="gr12" draw:layer="layout" svg:width="0.033cm" svg:height="0.164cm" svg:x="7.577cm" svg:y="0.63cm" svg:viewBox="0 0 34 165" svg:d="m34 21c0-12-7-21-17-21-10 0-17 9-17 21 0 11 7 19 17 19 10 0 17-8 17-19zm0 124c0-11-7-21-17-21-10 0-17 10-17 21s7 20 17 20c10 0 17-9 17-20z">
            <text:p/>
          </draw:path>
          <draw:path draw:style-name="gr12" draw:layer="layout" svg:width="0.169cm" svg:height="0.251cm" svg:x="7.738cm" svg:y="0.622cm" svg:viewBox="0 0 170 252" svg:d="m72 102c-29 0-29-26-29-43s0-44 29-44 28 26 28 44 0 43-28 43zm-40 4c16 9 32 10 40 10 46 0 64-31 64-57 0-19-7-31-13-37 10-7 17-7 20-8-1 2-1 6-1 8 0 10 6 16 14 16s14-6 14-16c0-9-6-22-20-22-6 0-21 1-35 14-6-4-20-12-43-12-46 0-65 30-65 57 0 15 7 32 18 40-9 13-11 27-11 34 0 6 1 24 14 37-4 1-28 9-28 33 0 20 17 49 83 49 57 0 81-23 81-50 0-11-2-35-24-48-18-11-37-11-68-11-9 0-23 0-25-1-14-2-18-16-18-24 0-3 1-10 3-12zm20 73h38c10 0 47 0 47 24 0 14-13 35-54 35-40 0-55-17-55-35 0-24 20-24 24-24z">
            <text:p/>
          </draw:path>
          <draw:path draw:style-name="gr12" draw:layer="layout" svg:width="0.074cm" svg:height="0.382cm" svg:x="7.946cm" svg:y="0.508cm" svg:viewBox="0 0 75 383" svg:d="m75 380c0-1 0-2-5-9-41-48-52-120-52-179 0-66 13-134 53-182 4-5 4-5 4-6 0-3-2-4-3-4-3 0-33 26-52 75-16 42-20 84-20 117 0 30 4 77 21 119 19 48 48 72 51 72 1 0 3-1 3-3z">
            <text:p/>
          </draw:path>
          <draw:path draw:style-name="gr12" draw:layer="layout" svg:width="0.2cm" svg:height="0.278cm" svg:x="8.045cm" svg:y="0.525cm" svg:viewBox="0 0 201 279" svg:d="m31 187c4-3 16-11 16-17 0-2-2-2-5-2-11 0-42 16-42 55 0 28 26 56 65 56 53 0 114-43 114-96 0-36-32-54-59-67-22-12-36-29-36-51 0-7 2-22 12-32 10-11 28-12 33-12 3 0 17 1 31 7 5 5 13 9 13 25 0 6 0 8 0 11 0 1-1 4-1 5 0 2 1 2 3 2 4 0 12-3 19-10 3-4 7-9 7-24 0-18-8-24-17-28-15-9-30-9-34-9-43 0-94 38-94 82 0 33 28 48 43 56 23 12 52 30 52 62 0 26-15 58-64 58-33 0-59-25-59-52 0-6 1-14 3-19z">
            <text:p/>
          </draw:path>
          <draw:path draw:style-name="gr12" draw:layer="layout" svg:width="0.074cm" svg:height="0.382cm" svg:x="8.277cm" svg:y="0.508cm" svg:viewBox="0 0 75 383" svg:d="m75 192c0-30-3-76-22-120-19-47-47-72-49-72s-4 1-4 4c0 1 0 1 6 9 32 37 50 98 50 179 0 66-12 133-51 181-5 5-5 6-5 7 0 2 1 3 4 3s32-25 50-74c17-43 21-85 21-117z">
            <text:p/>
          </draw:path>
          <draw:path draw:style-name="gr12" draw:layer="layout" svg:width="0.214cm" svg:height="0.089cm" svg:x="8.492cm" svg:y="0.655cm" svg:viewBox="0 0 215 90" svg:d="m204 15c4 0 11 0 11-7s-7-8-11-8h-193c-5 0-11 0-11 8s6 7 11 7zm0 75c4 0 11 0 11-8s-7-8-11-8h-193c-5 0-11 0-11 8s6 8 11 8z">
            <text:p/>
          </draw:path>
          <draw:path draw:style-name="gr12" draw:layer="layout" svg:width="0.127cm" svg:height="0.268cm" svg:x="8.828cm" svg:y="0.528cm" svg:viewBox="0 0 128 269" svg:d="m24 98h-24v18h24v135h-22v18c11 0 26-2 40-2 13 0 33 0 45 2v-18h-28v-135h37v-18h-39v-39c0-42 25-45 33-45 1 0 3 0 5 0-5 5-7 12-7 20 0 16 11 23 19 23 10 0 21-8 21-23 0-17-12-34-37-34-32 0-67 16-67 59z">
            <text:p/>
          </draw:path>
          <draw:path draw:style-name="gr12" draw:layer="layout" svg:width="0.074cm" svg:height="0.382cm" svg:x="8.96cm" svg:y="0.508cm" svg:viewBox="0 0 75 383" svg:d="m75 380c0-1 0-2-5-9-41-48-52-120-52-179 0-66 13-134 53-182 4-5 4-5 4-6 0-3-2-4-3-4-3 0-33 26-52 75-16 42-20 84-20 117 0 30 4 77 21 119 19 48 48 72 51 72 1 0 3-1 3-3z">
            <text:p/>
          </draw:path>
          <draw:path draw:style-name="gr12" draw:layer="layout" svg:width="0.2cm" svg:height="0.278cm" svg:x="9.059cm" svg:y="0.525cm" svg:viewBox="0 0 201 279" svg:d="m31 187c4-3 16-11 16-17 0-2-2-2-5-2-11 0-42 16-42 55 0 28 26 56 65 56 53 0 114-43 114-96 0-36-32-54-59-67-22-12-36-29-36-51 0-7 2-22 12-32 10-11 28-12 33-12 3 0 17 1 31 7 5 5 13 9 13 25 0 6 0 8 0 11 0 1-1 4-1 5 0 2 1 2 3 2 4 0 12-3 19-10 3-4 7-9 7-24 0-18-8-24-17-28-15-9-30-9-34-9-43 0-94 38-94 82 0 33 28 48 43 56 23 12 52 30 52 62 0 26-15 58-64 58-33 0-59-25-59-52 0-6 1-14 3-19z">
            <text:p/>
          </draw:path>
          <draw:path draw:style-name="gr12" draw:layer="layout" svg:width="0.074cm" svg:height="0.382cm" svg:x="9.292cm" svg:y="0.508cm" svg:viewBox="0 0 75 383" svg:d="m75 192c0-30-3-76-22-120-19-47-47-72-49-72s-4 1-4 4c0 1 0 1 6 9 32 37 50 98 50 179 0 66-12 133-51 181-5 5-5 6-5 7 0 2 1 3 4 3s32-25 50-74c17-43 21-85 21-117z">
            <text:p/>
          </draw:path>
        </draw:g>
        <draw:g>
          <svg:title>TexMaths</svg:title>
          <svg:desc>16§display§\mathcal{S}</svg:desc>
          <draw:polygon draw:style-name="gr11" draw:layer="layout" svg:width="0.327cm" svg:height="0.209cm" svg:x="1.577cm" svg:y="3.085cm" svg:viewBox="0 0 328 210" draw:points="165,210 0,210 0,0 328,0 328,210">
            <text:p/>
          </draw:polygon>
          <draw:path draw:style-name="gr12" draw:layer="layout" svg:width="0.3cm" svg:height="0.223cm" svg:x="1.585cm" svg:y="3.078cm" svg:viewBox="0 0 301 224" svg:d="m47 149c5-1 23-8 23-13 0-1-3-1-7-1-16 0-63 13-63 43 0 23 38 46 97 46 80 0 171-35 171-77 0-29-48-44-88-54-33-10-55-23-55-41 0-6 4-18 19-26 14-9 41-9 48-9 6 0 26 0 47 6 8 3 20 7 20 20 0 4 0 6-1 9 0 0-1 2-1 3 0 2 2 2 5 2 6 0 18-3 28-8 5-4 11-7 11-19 0-15-13-20-25-23-23-7-45-7-52-7-63 0-140 31-140 66 0 26 41 38 64 44 35 10 78 25 78 50 0 21-23 46-96 46-49 0-89-20-89-41 0-5 3-11 6-16z">
            <text:p/>
          </draw:path>
        </draw:g>
        <draw:g>
          <svg:title>TexMaths</svg:title>
          <svg:desc>16§display§\mathcal{S}^c</svg:desc>
          <draw:polygon draw:style-name="gr11" draw:layer="layout" svg:width="0.342cm" svg:height="0.293cm" svg:x="2.705cm" svg:y="2.766cm" svg:viewBox="0 0 343 294" draw:points="171,294 0,294 0,0 343,0 343,294">
            <text:p/>
          </draw:polygon>
          <draw:path draw:style-name="gr12" draw:layer="layout" svg:width="0.205cm" svg:height="0.299cm" svg:x="2.711cm" svg:y="2.769cm" svg:viewBox="0 0 206 300" svg:d="m32 200c4-2 16-11 16-17 0-3-2-3-5-3-11 0-43 18-43 59 0 31 26 61 67 61 54 0 116-47 116-103 0-39-33-59-60-73-22-13-37-30-37-54 0-8 2-24 13-35 9-12 28-13 33-13 3 0 17 1 32 8 5 5 14 10 14 27 0 6 0 9-1 12 0 1-1 4-1 5 0 2 2 2 3 2 4 0 13-3 19-10 4-5 8-10 8-26 0-20-9-26-17-31-16-9-31-9-36-9-43 0-96 41-96 88 0 35 29 51 44 60 24 13 54 32 54 66 0 29-16 63-66 63-34 0-61-27-61-55 0-8 2-16 4-22z">
            <text:p/>
          </draw:path>
          <draw:path draw:style-name="gr12" draw:layer="layout" svg:width="0.1cm" svg:height="0.129cm" svg:x="2.944cm" svg:y="2.762cm" svg:viewBox="0 0 101 130" svg:d="m87 16c-8 3-12 11-12 17 0 8 5 10 10 10s13-4 13-18c0-19-19-25-31-25-35 0-67 40-67 80 0 24 14 50 43 50 39 0 58-28 58-33 0-1-3-4-5-4-1 0-2 0-4 2-18 27-45 27-49 27-17 0-24-14-24-32 0-8 4-40 16-60 8-14 20-22 32-22 3 0 14 0 20 8z">
            <text:p/>
          </draw:path>
        </draw:g>
        <draw:g>
          <svg:title>TexMaths</svg:title>
          <svg:desc>16§display§\mathcal{S}</svg:desc>
          <draw:polygon draw:style-name="gr11" draw:layer="layout" svg:width="0.327cm" svg:height="0.209cm" svg:x="4.577cm" svg:y="3.085cm" svg:viewBox="0 0 328 210" draw:points="165,210 0,210 0,0 328,0 328,210">
            <text:p/>
          </draw:polygon>
          <draw:path draw:style-name="gr12" draw:layer="layout" svg:width="0.3cm" svg:height="0.223cm" svg:x="4.585cm" svg:y="3.078cm" svg:viewBox="0 0 301 224" svg:d="m47 149c5-1 23-8 23-13 0-1-3-1-7-1-16 0-63 13-63 43 0 23 38 46 97 46 80 0 171-35 171-77 0-29-48-44-88-54-33-10-55-23-55-41 0-6 4-18 19-26 14-9 41-9 48-9 6 0 26 0 47 6 8 3 20 7 20 20 0 4 0 6-1 9 0 0-1 2-1 3 0 2 2 2 5 2 6 0 18-3 28-8 5-4 11-7 11-19 0-15-13-20-25-23-23-7-45-7-52-7-63 0-140 31-140 66 0 26 41 38 64 44 35 10 78 25 78 50 0 21-23 46-96 46-49 0-89-20-89-41 0-5 3-11 6-16z">
            <text:p/>
          </draw:path>
        </draw:g>
        <draw:g>
          <svg:title>TexMaths</svg:title>
          <svg:desc>16§display§\mathcal{S}^c</svg:desc>
          <draw:polygon draw:style-name="gr11" draw:layer="layout" svg:width="0.342cm" svg:height="0.293cm" svg:x="5.706cm" svg:y="2.675cm" svg:viewBox="0 0 343 294" draw:points="171,294 0,294 0,0 343,0 343,294">
            <text:p/>
          </draw:polygon>
          <draw:path draw:style-name="gr12" draw:layer="layout" svg:width="0.205cm" svg:height="0.299cm" svg:x="5.712cm" svg:y="2.678cm" svg:viewBox="0 0 206 300" svg:d="m32 200c4-2 16-11 16-17 0-3-2-3-5-3-11 0-43 18-43 59 0 31 26 61 67 61 54 0 116-47 116-103 0-39-33-59-60-73-22-13-37-30-37-54 0-8 2-24 13-35 9-12 28-13 33-13 3 0 17 1 32 8 5 5 14 10 14 27 0 6 0 9-1 12 0 1-1 4-1 5 0 2 2 2 3 2 4 0 13-3 19-10 4-5 8-10 8-26 0-20-9-26-17-31-16-9-31-9-36-9-43 0-96 41-96 88 0 35 29 51 44 60 24 13 54 32 54 66 0 29-16 63-66 63-34 0-61-27-61-55 0-8 2-16 4-22z">
            <text:p/>
          </draw:path>
          <draw:path draw:style-name="gr12" draw:layer="layout" svg:width="0.1cm" svg:height="0.129cm" svg:x="5.945cm" svg:y="2.671cm" svg:viewBox="0 0 101 130" svg:d="m87 16c-8 3-12 11-12 17 0 8 5 10 10 10s13-4 13-18c0-19-19-25-31-25-35 0-67 40-67 80 0 24 14 50 43 50 39 0 58-28 58-33 0-1-3-4-5-4-1 0-2 0-4 2-18 27-45 27-49 27-17 0-24-14-24-32 0-8 4-40 16-60 8-14 20-22 32-22 3 0 14 0 20 8z">
            <text:p/>
          </draw:path>
        </draw:g>
        <draw:g>
          <svg:title>TexMaths</svg:title>
          <svg:desc>16§display§\mathcal{S}^c</svg:desc>
          <draw:polygon draw:style-name="gr11" draw:layer="layout" svg:width="0.342cm" svg:height="0.293cm" svg:x="8.907cm" svg:y="2.676cm" svg:viewBox="0 0 343 294" draw:points="171,294 0,294 0,0 343,0 343,294">
            <text:p/>
          </draw:polygon>
          <draw:path draw:style-name="gr12" draw:layer="layout" svg:width="0.205cm" svg:height="0.299cm" svg:x="8.913cm" svg:y="2.679cm" svg:viewBox="0 0 206 300" svg:d="m32 200c4-2 16-11 16-17 0-3-2-3-5-3-11 0-43 18-43 59 0 31 26 61 67 61 54 0 116-47 116-103 0-39-33-59-60-73-22-13-37-30-37-54 0-8 2-24 13-35 9-12 28-13 33-13 3 0 17 1 32 8 5 5 14 10 14 27 0 6 0 9-1 12 0 1-1 4-1 5 0 2 2 2 3 2 4 0 13-3 19-10 4-5 8-10 8-26 0-20-9-26-17-31-16-9-31-9-36-9-43 0-96 41-96 88 0 35 29 51 44 60 24 13 54 32 54 66 0 29-16 63-66 63-34 0-61-27-61-55 0-8 2-16 4-22z">
            <text:p/>
          </draw:path>
          <draw:path draw:style-name="gr12" draw:layer="layout" svg:width="0.1cm" svg:height="0.129cm" svg:x="9.146cm" svg:y="2.672cm" svg:viewBox="0 0 101 130" svg:d="m87 16c-8 3-12 11-12 17 0 8 5 10 10 10s13-4 13-18c0-19-19-25-31-25-35 0-67 40-67 80 0 24 14 50 43 50 39 0 58-28 58-33 0-1-3-4-5-4-1 0-2 0-4 2-18 27-45 27-49 27-17 0-24-14-24-32 0-8 4-40 16-60 8-14 20-22 32-22 3 0 14 0 20 8z">
            <text:p/>
          </draw:path>
        </draw:g>
        <draw:g>
          <svg:title>TexMaths</svg:title>
          <svg:desc>16§display§\mathcal{S}</svg:desc>
          <draw:polygon draw:style-name="gr11" draw:layer="layout" svg:width="0.327cm" svg:height="0.209cm" svg:x="7.677cm" svg:y="3.085cm" svg:viewBox="0 0 328 210" draw:points="165,210 0,210 0,0 328,0 328,210">
            <text:p/>
          </draw:polygon>
          <draw:path draw:style-name="gr12" draw:layer="layout" svg:width="0.3cm" svg:height="0.223cm" svg:x="7.685cm" svg:y="3.078cm" svg:viewBox="0 0 301 224" svg:d="m47 149c5-1 23-8 23-13 0-1-3-1-7-1-16 0-63 13-63 43 0 23 38 46 97 46 80 0 171-35 171-77 0-29-48-44-88-54-33-10-55-23-55-41 0-6 4-18 19-26 14-9 41-9 48-9 6 0 26 0 47 6 8 3 20 7 20 20 0 4 0 6-1 9 0 0-1 2-1 3 0 2 2 2 5 2 6 0 18-3 28-8 5-4 11-7 11-19 0-15-13-20-25-23-23-7-45-7-52-7-63 0-140 31-140 66 0 26 41 38 64 44 35 10 78 25 78 50 0 21-23 46-96 46-49 0-89-20-89-41 0-5 3-11 6-1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907cm" fo:page-height="5.7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amir Anis</meta:initial-creator>
    <meta:creation-date>2014-04-29T03:38:35</meta:creation-date>
    <dc:date>2014-08-20T08:55:42.897287529</dc:date>
    <dc:creator>Akshay Gadde</dc:creator>
    <meta:editing-duration>PT1H26M6S</meta:editing-duration>
    <meta:editing-cycles>11</meta:editing-cycles>
    <meta:generator>LibreOffice/4.1.2.3$Linux_X86_64 LibreOffice_project/410m0$Build-3</meta:generator>
    <meta:document-statistic meta:object-count="125"/>
  </office:meta>
</office:document-meta>
</file>